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0.5159375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1">
      <style:map style:condition="of:cell-content()=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2"/>
        <table:table-column table:style-name="co1" table:number-columns-repeated="28" table:default-cell-style-name="ce3"/>
        <table:table-column table:style-name="co2" table:number-columns-repeated="16354" table:default-cell-style-name="ce3"/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54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lessio Sacco</meta:initial-creator>
    <dc:creator>Alessio Sacco</dc:creator>
    <meta:creation-date>2018-05-06T08:57:40Z</meta:creation-date>
    <dc:date>2018-05-06T09:54:16Z</dc:date>
  </office:meta>
</office:document-meta>
</file>